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6cm" style:rel-column-width="16424*"/>
    </style:style>
    <style:style style:name="Tabelle1.B" style:family="table-column">
      <style:table-column-properties style:column-width="8.495cm" style:rel-column-width="32747*"/>
    </style:style>
    <style:style style:name="Tabelle1.C" style:family="table-column">
      <style:table-column-properties style:column-width="4.246cm" style:rel-column-width="1636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" fo:font-size="10pt" style:font-size-asian="10pt" style:font-size-complex="10pt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P5" style:family="paragraph" style:parent-style-name="Standard" style:list-style-name="L1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style:text-underline-style="none" fo:font-weight="normal" style:font-size-asian="10pt" style:font-weight-asian="normal" style:font-size-complex="10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>Technikerschule Erlangen</text:p>
          </table:table-cell>
          <table:table-cell table:style-name="Tabelle1.A1" office:value-type="string">
            <text:p text:style-name="P1">Thema: <text:s/>Javascript Einführung</text:p>
          </table:table-cell>
          <table:table-cell table:style-name="Tabelle1.C1" office:value-type="string">
            <text:p text:style-name="P1">Datum:</text:p>
          </table:table-cell>
        </table:table-row>
        <table:table-row>
          <table:table-cell table:style-name="Tabelle1.A2" office:value-type="string">
            <text:p text:style-name="P1">Internet Technologie</text:p>
          </table:table-cell>
          <table:table-cell table:style-name="Tabelle1.A2" office:value-type="string">
            <text:p text:style-name="P1">Beispiele/03_Objekte/4Vererbung-in-Konsole</text:p>
          </table:table-cell>
          <table:table-cell table:style-name="Tabelle1.C2" office:value-type="string">
            <text:p text:style-name="P1">Schuljahr 2015/16</text:p>
          </table:table-cell>
        </table:table-row>
      </table:table>
      <text:p text:style-name="P3"/>
      <text:list xml:id="list2746407214266642323" text:style-name="L1">
        <text:list-item>
          <text:p text:style-name="P5">Zuerst Database hernehmen aus vorherigem Beispiel </text:p>
        </text:list-item>
      </text:list>
      <text:p text:style-name="P3"/>
      <text:p text:style-name="P6"/>
      <text:list xml:id="list41283845" text:continue-numbering="true" text:style-name="L1">
        <text:list-item>
          <text:p text:style-name="P5">Dann CastDatabase draufaufbauen</text:p>
        </text:list-item>
      </text:list>
      <text:p text:style-name="P4"/>
      <text:p text:style-name="P6">function CastDatabase( ) {</text:p>
      <text:p text:style-name="P6"><text:tab/>this.database = new Database();</text:p>
      <text:p text:style-name="P6">}</text:p>
      <text:p text:style-name="P6"/>
      <text:p text:style-name="P6">CastDatabase.prototype.insert = function (name, gender, birthday) {</text:p>
      <text:p text:style-name="P6"><text:s text:c="12"/>this.database.insert({</text:p>
      <text:p text:style-name="P6"><text:s text:c="20"/>name: name,</text:p>
      <text:p text:style-name="P6"><text:s text:c="20"/>gender: gender,</text:p>
      <text:p text:style-name="P6"><text:s text:c="20"/>birthday: birthday</text:p>
      <text:p text:style-name="P6"><text:s text:c="11"/>});</text:p>
      <text:p text:style-name="P6">};</text:p>
      <text:p text:style-name="P6"/>
      <text:p text:style-name="P6">var cast = new CastDatabase();</text:p>
      <text:p text:style-name="P6"/>
      <text:p text:style-name="P6">cast.insert(“Anthony Hopkins“, “male“, new Date(1937,11,31));</text:p>
      <text:p text:style-name="P6"/>
      <text:list xml:id="list41301103" text:continue-numbering="true" text:style-name="L1">
        <text:list-item>
          <text:p text:style-name="P5">Dann CastDatabase anschauen</text:p>
        </text:list-item>
      </text:list>
      <text:p text:style-name="P4"/>
      <text:p text:style-name="P6">cast.database.where(); \\ unschön – wir wollen cast.where();</text:p>
      <text:p text:style-name="P6"/>
      <text:list xml:id="list41276847" text:continue-numbering="true" text:style-name="L1">
        <text:list-item>
          <text:p text:style-name="P5">Dann CastDatabase ändern</text:p>
        </text:list-item>
      </text:list>
      <text:p text:style-name="P6"/>
      <text:p text:style-name="P6">function CastDatabase() {</text:p>
      <text:p text:style-name="P6"><text:s text:c="8"/>this.database = [];</text:p>
      <text:p text:style-name="P6">}</text:p>
      <text:p text:style-name="P6"/>
      <text:p text:style-name="P6">CastDatabase.prototype = new Database();</text:p>
      <text:p text:style-name="P6"/>
      <text:p text:style-name="P6">cast = new CastDatabase();</text:p>
      <text:p text:style-name="P6"/>
      <text:p text:style-name="P6">cast</text:p>
      <text:p text:style-name="P6"/>
      <text:p text:style-name="P6">→ hat jetzt where geerbt !!</text:p>
      <text:p text:style-name="P6"/>
      <text:p text:style-name="P6">CastDatabase.prototype.insert = function (name, gender, birthday) {</text:p>
      <text:p text:style-name="P6"><text:s text:c="12"/>this.database.push({</text:p>
      <text:p text:style-name="P6"><text:s text:c="20"/>name: name,</text:p>
      <text:p text:style-name="P6"><text:s text:c="20"/>gender: gender,</text:p>
      <text:p text:style-name="P6"><text:s text:c="20"/>birthday: birthday</text:p>
      <text:p text:style-name="P6"><text:s text:c="11"/>});</text:p>
      <text:p text:style-name="P6">};</text:p>
      <text:p text:style-name="P6"/>
      <text:p text:style-name="P6">cast.insert(“Anthony Hopkins“, “male“, new Date(1937,11,31));</text:p>
      <text:p text:style-name="P6"/>
      <text:p text:style-name="P6">cast.where();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6-01-02T20:41:37.05</meta:creation-date>
    <dc:date>2016-01-02T21:11:55.43</dc:date>
    <dc:creator>Yvonne Fitzgerald</dc:creator>
    <meta:editing-duration>PT30M15S</meta:editing-duration>
    <meta:editing-cycles>9</meta:editing-cycles>
    <meta:generator>OpenOffice/4.1.1$Win32 OpenOffice.org_project/411m6$Build-9775</meta:generator>
    <meta:document-statistic meta:table-count="1" meta:image-count="0" meta:object-count="0" meta:page-count="1" meta:paragraph-count="39" meta:word-count="116" meta:character-count="1152"/>
  </office:meta>
</office:document-meta>
</file>